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ife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ifest.write( java . io . 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ifes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ifes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ifest.get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ifest.read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ifest.Manifest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ifest.Manif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ifest.Manifest( java . util . jar . Manifes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ifes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ifest.getAttribute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ifest.getMai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